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mcatWebSocketSession.TomcatWebSocketSession( Session session , HandshakeInfo info , DataBufferFactory factory , Sinks . Empty &lt; Void &gt; completion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mcatWebSocketSession.TomcatWebSocketSession( Session session , HandshakeInfo info , DataBuff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WebSocketSession.suspendReceiv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mcatWebSocketSession.canSuspendReceiv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WebSocketSession.resumeReceiv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